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style:line-height-at-least="0.1979in" fo:background-color="#1E1E1E"/>
    </style:style>
    <style:style style:name="T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5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fo:language="en" fo:country="US" style:language-asian="fr" style:country-asian="FR"/>
    </style:style>
    <style:style style:name="T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7" style:parent-style-name="Normal" style:family="paragraph">
      <style:paragraph-properties fo:margin-bottom="0in" style:line-height-at-least="0.1979in" fo:background-color="#1E1E1E"/>
    </style:style>
    <style:style style:name="T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9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1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1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1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3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fo:language="en" fo:country="US" style:language-asian="fr" style:country-asian="FR"/>
    </style:style>
    <style:style style:name="T1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15" style:parent-style-name="Normal" style:family="paragraph">
      <style:paragraph-properties fo:margin-bottom="0in" style:line-height-at-least="0.1979in" fo:background-color="#1E1E1E"/>
    </style:style>
    <style:style style:name="T1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7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1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9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2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1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fo:language="en" fo:country="US" style:language-asian="fr" style:country-asian="FR"/>
    </style:style>
    <style:style style:name="T2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23" style:parent-style-name="Normal" style:family="paragraph">
      <style:paragraph-properties fo:margin-bottom="0in" style:line-height-at-least="0.1979in" fo:background-color="#1E1E1E"/>
    </style:style>
    <style:style style:name="T2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5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2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7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2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9" style:parent-style-name="Policepardéfaut" style:family="text">
      <style:text-properties style:font-name="Consolas" style:font-name-asian="Times New Roman" style:font-name-complex="Times New Roman" fo:color="#B5CEA8" fo:font-size="10.5pt" style:font-size-asian="10.5pt" style:font-size-complex="10.5pt" fo:language="en" fo:country="US" style:language-asian="fr" style:country-asian="FR"/>
    </style:style>
    <style:style style:name="T3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1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32" style:parent-style-name="Normal" style:family="paragraph">
      <style:paragraph-properties fo:margin-bottom="0in" style:line-height-at-least="0.1979in" fo:background-color="#1E1E1E"/>
    </style:style>
    <style:style style:name="T3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4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3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6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3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8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fo:language="en" fo:country="US" style:language-asian="fr" style:country-asian="FR"/>
    </style:style>
    <style:style style:name="T3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40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4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42" style:parent-style-name="Normal" style:family="paragraph">
      <style:paragraph-properties fo:margin-bottom="0in" style:line-height-at-least="0.1979in" fo:background-color="#1E1E1E"/>
    </style:style>
    <style:style style:name="T4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44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4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46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4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48" style:parent-style-name="Policepardéfaut" style:family="text">
      <style:text-properties style:font-name="Consolas" style:font-name-asian="Times New Roman" style:font-name-complex="Times New Roman" fo:color="#B5CEA8" fo:font-size="10.5pt" style:font-size-asian="10.5pt" style:font-size-complex="10.5pt" fo:language="en" fo:country="US" style:language-asian="fr" style:country-asian="FR"/>
    </style:style>
    <style:style style:name="T4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50" style:parent-style-name="Normal" style:family="paragraph">
      <style:paragraph-properties fo:margin-bottom="0in" style:line-height-at-least="0.1979in" fo:background-color="#1E1E1E"/>
    </style:style>
    <style:style style:name="T5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52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5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54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5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56" style:parent-style-name="Policepardéfaut" style:family="text">
      <style:text-properties style:font-name="Consolas" style:font-name-asian="Times New Roman" style:font-name-complex="Times New Roman" fo:color="#C586C0" fo:font-size="10.5pt" style:font-size-asian="10.5pt" style:font-size-complex="10.5pt" fo:language="en" fo:country="US" style:language-asian="fr" style:country-asian="FR"/>
    </style:style>
    <style:style style:name="T5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58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fo:language="en" fo:country="US" style:language-asian="fr" style:country-asian="FR"/>
    </style:style>
    <style:style style:name="T5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6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61" style:parent-style-name="Normal" style:family="paragraph">
      <style:paragraph-properties fo:margin-bottom="0in" style:line-height-at-least="0.1979in" fo:background-color="#1E1E1E"/>
    </style:style>
    <style:style style:name="T6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63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6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65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6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67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6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69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fo:language="en" fo:country="US" style:language-asian="fr" style:country-asian="FR"/>
    </style:style>
    <style:style style:name="T7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71" style:parent-style-name="Normal" style:family="paragraph">
      <style:paragraph-properties fo:margin-bottom="0in" style:line-height-at-least="0.1979in" fo:background-color="#1E1E1E"/>
    </style:style>
    <style:style style:name="T7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73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7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75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7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77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7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79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8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81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8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83" style:parent-style-name="Normal" style:family="paragraph">
      <style:paragraph-properties fo:margin-bottom="0in" style:line-height-at-least="0.1979in" fo:background-color="#1E1E1E"/>
    </style:style>
    <style:style style:name="T8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85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8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87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8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89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9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91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9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93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P94" style:parent-style-name="Normal" style:family="paragraph">
      <style:paragraph-properties fo:margin-bottom="0in" style:line-height-at-least="0.1979in" fo:background-color="#1E1E1E"/>
    </style:style>
    <style:style style:name="T9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96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9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98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9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00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10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02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10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04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P105" style:parent-style-name="Normal" style:family="paragraph">
      <style:paragraph-properties fo:margin-bottom="0in" style:line-height-at-least="0.1979in" fo:background-color="#1E1E1E"/>
    </style:style>
    <style:style style:name="T10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07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10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09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11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11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11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113" style:parent-style-name="Normal" style:family="paragraph">
      <style:paragraph-properties fo:margin-bottom="0in" style:line-height-at-least="0.1979in" fo:background-color="#1E1E1E"/>
    </style:style>
    <style:style style:name="T11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15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fo:language="en" fo:country="US" style:language-asian="fr" style:country-asian="FR"/>
    </style:style>
    <style:style style:name="T11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17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11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19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US" style:language-asian="fr" style:country-asian="FR"/>
    </style:style>
    <style:style style:name="T12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21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12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12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12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125" style:parent-style-name="Normal" style:family="paragraph">
      <style:paragraph-properties fo:margin-bottom="0in" style:line-height-at-least="0.1979in" fo:background-color="#1E1E1E"/>
    </style:style>
    <style:style style:name="T12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27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12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29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13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31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13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33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13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35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13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137" style:parent-style-name="Normal" style:family="paragraph">
      <style:paragraph-properties fo:margin-bottom="0in" style:line-height-at-least="0.1979in" fo:background-color="#1E1E1E"/>
    </style:style>
    <style:style style:name="T13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39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14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41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14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43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14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45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14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147" style:parent-style-name="Normal" style:family="paragraph">
      <style:paragraph-properties fo:margin-bottom="0in" style:line-height-at-least="0.1979in" fo:background-color="#1E1E1E"/>
    </style:style>
    <style:style style:name="T14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49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15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51" style:parent-style-name="Policepardéfaut" style:family="text">
      <style:text-properties style:font-name="Consolas" style:font-name-asian="Times New Roman" style:font-name-complex="Times New Roman" fo:color="#B5CEA8" fo:font-size="10.5pt" style:font-size-asian="10.5pt" style:font-size-complex="10.5pt" fo:language="en" fo:country="US" style:language-asian="fr" style:country-asian="FR"/>
    </style:style>
    <style:style style:name="T15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53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15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55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15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57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15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59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16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61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16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63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16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65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16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67" style:parent-style-name="Policepardéfaut" style:family="text">
      <style:text-properties style:font-name="Consolas" style:font-name-asian="Times New Roman" style:font-name-complex="Times New Roman" fo:color="#B5CEA8" fo:font-size="10.5pt" style:font-size-asian="10.5pt" style:font-size-complex="10.5pt" fo:language="en" fo:country="US" style:language-asian="fr" style:country-asian="FR"/>
    </style:style>
    <style:style style:name="T16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69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17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71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17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73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17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75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17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77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17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79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18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81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18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83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18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85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18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87" style:parent-style-name="Policepardéfaut" style:family="text">
      <style:text-properties style:font-name="Consolas" style:font-name-asian="Times New Roman" style:font-name-complex="Times New Roman" fo:color="#B5CEA8" fo:font-size="10.5pt" style:font-size-asian="10.5pt" style:font-size-complex="10.5pt" fo:language="en" fo:country="US" style:language-asian="fr" style:country-asian="FR"/>
    </style:style>
    <style:style style:name="T18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89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19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91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19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93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19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95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19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97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19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99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20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01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20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03" style:parent-style-name="Policepardéfaut" style:family="text">
      <style:text-properties style:font-name="Consolas" style:font-name-asian="Times New Roman" style:font-name-complex="Times New Roman" fo:color="#B5CEA8" fo:font-size="10.5pt" style:font-size-asian="10.5pt" style:font-size-complex="10.5pt" fo:language="en" fo:country="US" style:language-asian="fr" style:country-asian="FR"/>
    </style:style>
    <style:style style:name="T20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205" style:parent-style-name="Normal" style:family="paragraph">
      <style:paragraph-properties fo:margin-bottom="0in" style:line-height-at-least="0.1979in" fo:background-color="#1E1E1E"/>
    </style:style>
    <style:style style:name="T20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07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20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09" style:parent-style-name="Policepardéfaut" style:family="text">
      <style:text-properties style:font-name="Consolas" style:font-name-asian="Times New Roman" style:font-name-complex="Times New Roman" fo:color="#B5CEA8" fo:font-size="10.5pt" style:font-size-asian="10.5pt" style:font-size-complex="10.5pt" fo:language="en" fo:country="US" style:language-asian="fr" style:country-asian="FR"/>
    </style:style>
    <style:style style:name="T21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11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fo:language="en" fo:country="US" style:language-asian="fr" style:country-asian="FR"/>
    </style:style>
    <style:style style:name="T21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13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21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15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fo:language="en" fo:country="US" style:language-asian="fr" style:country-asian="FR"/>
    </style:style>
    <style:style style:name="T21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17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21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19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22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21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222" style:parent-style-name="Normal" style:family="paragraph">
      <style:paragraph-properties fo:margin-bottom="0in" style:line-height-at-least="0.1979in" fo:background-color="#1E1E1E"/>
    </style:style>
    <style:style style:name="T22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24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fo:language="en" fo:country="US" style:language-asian="fr" style:country-asian="FR"/>
    </style:style>
    <style:style style:name="T22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26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22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28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22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230" style:parent-style-name="Normal" style:family="paragraph">
      <style:paragraph-properties fo:margin-bottom="0in" style:line-height-at-least="0.1979in" fo:background-color="#1E1E1E"/>
    </style:style>
    <style:style style:name="T23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32" style:parent-style-name="Policepardéfaut" style:family="text">
      <style:text-properties style:font-name="Consolas" style:font-name-asian="Times New Roman" style:font-name-complex="Times New Roman" fo:color="#C586C0" fo:font-size="10.5pt" style:font-size-asian="10.5pt" style:font-size-complex="10.5pt" fo:language="en" fo:country="US" style:language-asian="fr" style:country-asian="FR"/>
    </style:style>
    <style:style style:name="T23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34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23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36" style:parent-style-name="Policepardéfaut" style:family="text">
      <style:text-properties style:font-name="Consolas" style:font-name-asian="Times New Roman" style:font-name-complex="Times New Roman" fo:color="#B5CEA8" fo:font-size="10.5pt" style:font-size-asian="10.5pt" style:font-size-complex="10.5pt" fo:language="en" fo:country="US" style:language-asian="fr" style:country-asian="FR"/>
    </style:style>
    <style:style style:name="T23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38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23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40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24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242" style:parent-style-name="Normal" style:family="paragraph">
      <style:paragraph-properties fo:margin-bottom="0in" style:line-height-at-least="0.1979in" fo:background-color="#1E1E1E"/>
    </style:style>
    <style:style style:name="T24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44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24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46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24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248" style:parent-style-name="Normal" style:family="paragraph">
      <style:paragraph-properties fo:margin-bottom="0in" style:line-height-at-least="0.1979in" fo:background-color="#1E1E1E"/>
    </style:style>
    <style:style style:name="T24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50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251" style:parent-style-name="Normal" style:family="paragraph">
      <style:paragraph-properties fo:margin-bottom="0in" style:line-height-at-least="0.1979in" fo:background-color="#1E1E1E"/>
    </style:style>
    <style:style style:name="T25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53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fr" style:country-asian="FR"/>
    </style:style>
    <style:style style:name="T25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255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fr" style:country-asian="FR"/>
    </style:style>
    <style:style style:name="T25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257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fr" style:country-asian="FR"/>
    </style:style>
    <style:style style:name="T25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259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fr" style:country-asian="FR"/>
    </style:style>
    <style:style style:name="T26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P261" style:parent-style-name="Normal" style:family="paragraph">
      <style:paragraph-properties fo:margin-bottom="0in" style:line-height-at-least="0.1979in" fo:background-color="#1E1E1E"/>
    </style:style>
    <style:style style:name="T26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263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style:language-asian="fr" style:country-asian="FR"/>
    </style:style>
    <style:style style:name="P264" style:parent-style-name="Normal" style:family="paragraph">
      <style:paragraph-properties fo:margin-bottom="0in" style:line-height-at-least="0.1979in" fo:background-color="#1E1E1E"/>
    </style:style>
    <style:style style:name="T26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266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fr" style:country-asian="FR"/>
    </style:style>
    <style:style style:name="T26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268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fr" style:country-asian="FR"/>
    </style:style>
    <style:style style:name="T26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270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fr" style:country-asian="FR"/>
    </style:style>
    <style:style style:name="T27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272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fr" style:country-asian="FR"/>
    </style:style>
    <style:style style:name="T27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P274" style:parent-style-name="Normal" style:family="paragraph">
      <style:paragraph-properties fo:margin-bottom="0in" style:line-height-at-least="0.1979in" fo:background-color="#1E1E1E"/>
    </style:style>
    <style:style style:name="T27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276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fr" style:country-asian="FR"/>
    </style:style>
    <style:style style:name="T27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278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fr" style:country-asian="FR"/>
    </style:style>
    <style:style style:name="T27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280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fr" style:country-asian="FR"/>
    </style:style>
    <style:style style:name="T28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282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fr" style:country-asian="FR"/>
    </style:style>
    <style:style style:name="T28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P284" style:parent-style-name="Normal" style:family="paragraph">
      <style:paragraph-properties fo:margin-bottom="0in" style:line-height-at-least="0.1979in" fo:background-color="#1E1E1E"/>
    </style:style>
    <style:style style:name="T28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28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87" style:parent-style-name="Policepardéfaut" style:family="text">
      <style:text-properties style:font-name="Consolas" style:font-name-asian="Times New Roman" style:font-name-complex="Times New Roman" fo:color="#C586C0" fo:font-size="10.5pt" style:font-size-asian="10.5pt" style:font-size-complex="10.5pt" fo:language="en" fo:country="US" style:language-asian="fr" style:country-asian="FR"/>
    </style:style>
    <style:style style:name="T28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89" style:parent-style-name="Policepardéfaut" style:family="text">
      <style:text-properties style:font-name="Consolas" style:font-name-asian="Times New Roman" style:font-name-complex="Times New Roman" fo:color="#C586C0" fo:font-size="10.5pt" style:font-size-asian="10.5pt" style:font-size-complex="10.5pt" fo:language="en" fo:country="US" style:language-asian="fr" style:country-asian="FR"/>
    </style:style>
    <style:style style:name="T29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91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29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93" style:parent-style-name="Policepardéfaut" style:family="text">
      <style:text-properties style:font-name="Consolas" style:font-name-asian="Times New Roman" style:font-name-complex="Times New Roman" fo:color="#B5CEA8" fo:font-size="10.5pt" style:font-size-asian="10.5pt" style:font-size-complex="10.5pt" fo:language="en" fo:country="US" style:language-asian="fr" style:country-asian="FR"/>
    </style:style>
    <style:style style:name="T29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295" style:parent-style-name="Normal" style:family="paragraph">
      <style:paragraph-properties fo:margin-bottom="0in" style:line-height-at-least="0.1979in" fo:background-color="#1E1E1E"/>
    </style:style>
    <style:style style:name="T29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97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29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99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30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301" style:parent-style-name="Normal" style:family="paragraph">
      <style:paragraph-properties fo:margin-bottom="0in" style:line-height-at-least="0.1979in" fo:background-color="#1E1E1E"/>
    </style:style>
    <style:style style:name="T30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03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30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05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30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07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30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09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31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311" style:parent-style-name="Normal" style:family="paragraph">
      <style:paragraph-properties fo:margin-bottom="0in" style:line-height-at-least="0.1979in" fo:background-color="#1E1E1E"/>
    </style:style>
    <style:style style:name="T31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13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31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315" style:parent-style-name="Normal" style:family="paragraph">
      <style:paragraph-properties fo:margin-bottom="0in" style:line-height-at-least="0.1979in" fo:background-color="#1E1E1E"/>
    </style:style>
    <style:style style:name="T31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17" style:parent-style-name="Policepardéfaut" style:family="text">
      <style:text-properties style:font-name="Consolas" style:font-name-asian="Times New Roman" style:font-name-complex="Times New Roman" fo:color="#C586C0" fo:font-size="10.5pt" style:font-size-asian="10.5pt" style:font-size-complex="10.5pt" fo:language="en" fo:country="US" style:language-asian="fr" style:country-asian="FR"/>
    </style:style>
    <style:style style:name="T31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319" style:parent-style-name="Normal" style:family="paragraph">
      <style:paragraph-properties fo:margin-bottom="0in" style:line-height-at-least="0.1979in" fo:background-color="#1E1E1E"/>
    </style:style>
    <style:style style:name="T32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21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32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23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32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25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32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27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32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32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33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331" style:parent-style-name="Normal" style:family="paragraph">
      <style:paragraph-properties fo:margin-bottom="0in" style:line-height-at-least="0.1979in" fo:background-color="#1E1E1E"/>
    </style:style>
    <style:style style:name="T33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33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33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35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33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37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33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39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34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41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34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343" style:parent-style-name="Normal" style:family="paragraph">
      <style:paragraph-properties fo:margin-bottom="0in" style:line-height-at-least="0.1979in" fo:background-color="#1E1E1E"/>
    </style:style>
    <style:style style:name="T34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45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346" style:parent-style-name="Normal" style:family="paragraph">
      <style:paragraph-properties fo:margin-bottom="0in" style:line-height-at-least="0.1979in" fo:background-color="#1E1E1E"/>
    </style:style>
    <style:style style:name="T34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4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P34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P350" style:parent-style-name="Normal" style:family="paragraph">
      <style:paragraph-properties fo:margin-bottom="0in" style:line-height-at-least="0.1979in" fo:background-color="#1E1E1E"/>
    </style:style>
    <style:style style:name="T35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352" style:parent-style-name="Policepardéfau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fr" style:country-asian="FR"/>
    </style:style>
    <style:style style:name="T35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354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fr" style:country-asian="FR"/>
    </style:style>
    <style:style style:name="T35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356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fr" style:country-asian="FR"/>
    </style:style>
    <style:style style:name="T35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P35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</office:automatic-styles>
  <office:body>
    <office:text text:use-soft-page-breaks="true">
      <text:p text:style-name="P1"><text:span text:style-name="T2"><text:s text:c="2"/></text:span><text:span text:style-name="T3">getPharmciesProches</text:span><text:span text:style-name="T4">():<text:s/></text:span><text:span text:style-name="T5">Pharmacie</text:span><text:span text:style-name="T6">[]{</text:span></text:p>
      <text:p text:style-name="P7"><text:span text:style-name="T8"><text:s text:c="2"/></text:span><text:span text:style-name="T9">let</text:span><text:span text:style-name="T10"><text:s/></text:span><text:span text:style-name="T11">a</text:span><text:span text:style-name="T12"><text:s/>:<text:s/></text:span><text:span text:style-name="T13">number</text:span><text:span text:style-name="T14">;</text:span></text:p>
      <text:p text:style-name="P15"><text:span text:style-name="T16"><text:s text:c="2"/></text:span><text:span text:style-name="T17">let</text:span><text:span text:style-name="T18"><text:s/></text:span><text:span text:style-name="T19">dis</text:span><text:span text:style-name="T20"><text:s/>:<text:s/></text:span><text:span text:style-name="T21">number</text:span><text:span text:style-name="T22">;</text:span></text:p>
      <text:p text:style-name="P23"><text:span text:style-name="T24"><text:s text:c="2"/></text:span><text:span text:style-name="T25">let</text:span><text:span text:style-name="T26"><text:s/></text:span><text:span text:style-name="T27">p</text:span><text:span text:style-name="T28"><text:s/>=<text:s/></text:span><text:span text:style-name="T29">0.017453292519943295</text:span><text:span text:style-name="T30">; <text:s text:c="3"/></text:span><text:span text:style-name="T31">// Math.PI / 180</text:span></text:p>
      <text:p text:style-name="P32"><text:span text:style-name="T33"><text:s text:c="2"/></text:span><text:span text:style-name="T34">let</text:span><text:span text:style-name="T35"><text:s/></text:span><text:span text:style-name="T36">c</text:span><text:span text:style-name="T37"><text:s/>=<text:s/></text:span><text:span text:style-name="T38">Math</text:span><text:span text:style-name="T39">.</text:span><text:span text:style-name="T40">cos</text:span><text:span text:style-name="T41">;</text:span></text:p>
      <text:p text:style-name="P42"><text:span text:style-name="T43"><text:s text:c="2"/></text:span><text:span text:style-name="T44">var</text:span><text:span text:style-name="T45"><text:s/></text:span><text:span text:style-name="T46">minDis</text:span><text:span text:style-name="T47"><text:s/>=<text:s/></text:span><text:span text:style-name="T48">0</text:span><text:span text:style-name="T49"><text:s/>;</text:span></text:p>
      <text:p text:style-name="P50"><text:span text:style-name="T51"><text:s text:c="2"/></text:span><text:span text:style-name="T52">var</text:span><text:span text:style-name="T53"><text:s/></text:span><text:span text:style-name="T54">pharmacieTemp</text:span><text:span text:style-name="T55"><text:s/>= {}<text:s/></text:span><text:span text:style-name="T56">as</text:span><text:span text:style-name="T57"><text:s/></text:span><text:span text:style-name="T58">Pharmacie</text:span><text:span text:style-name="T59">;</text:span></text:p>
      <text:p text:style-name="P60"/>
      <text:p text:style-name="P61"><text:span text:style-name="T62"><text:s text:c="2"/></text:span><text:span text:style-name="T63">const</text:span><text:span text:style-name="T64"><text:s/></text:span><text:span text:style-name="T65">geolocation</text:span><text:span text:style-name="T66"><text:s/>=<text:s/></text:span><text:span text:style-name="T67">new</text:span><text:span text:style-name="T68"><text:s/></text:span><text:span text:style-name="T69">Geolocation</text:span><text:span text:style-name="T70">;</text:span></text:p>
      <text:p text:style-name="P71"><text:span text:style-name="T72"><text:s text:c="3"/></text:span><text:span text:style-name="T73">geolocation</text:span><text:span text:style-name="T74">.</text:span><text:span text:style-name="T75">getCurrentPosition</text:span><text:span text:style-name="T76">().</text:span><text:span text:style-name="T77">then</text:span><text:span text:style-name="T78">((</text:span><text:span text:style-name="T79">resp</text:span><text:span text:style-name="T80">)<text:s/></text:span><text:span text:style-name="T81">=&gt;</text:span><text:span text:style-name="T82"><text:s/>{</text:span></text:p>
      <text:p text:style-name="P83"><text:span text:style-name="T84"><text:s text:c="5"/></text:span><text:span text:style-name="T85">this</text:span><text:span text:style-name="T86">.</text:span><text:span text:style-name="T87">latitude</text:span><text:span text:style-name="T88"><text:s/>= <text:s/></text:span><text:span text:style-name="T89">resp</text:span><text:span text:style-name="T90">.</text:span><text:span text:style-name="T91">coords</text:span><text:span text:style-name="T92">.</text:span><text:span text:style-name="T93">latitude</text:span></text:p>
      <text:p text:style-name="P94"><text:span text:style-name="T95"><text:s text:c="5"/></text:span><text:span text:style-name="T96">this</text:span><text:span text:style-name="T97">.</text:span><text:span text:style-name="T98">longitude</text:span><text:span text:style-name="T99"><text:s/>=<text:s/></text:span><text:span text:style-name="T100">resp</text:span><text:span text:style-name="T101">.</text:span><text:span text:style-name="T102">coords</text:span><text:span text:style-name="T103">.</text:span><text:span text:style-name="T104">longitude</text:span></text:p>
      <text:p text:style-name="P105"><text:span text:style-name="T106"><text:s text:c="3"/>}).</text:span><text:span text:style-name="T107">catch</text:span><text:span text:style-name="T108">((</text:span><text:span text:style-name="T109">error</text:span><text:span text:style-name="T110">)<text:s/></text:span><text:span text:style-name="T111">=&gt;</text:span><text:span text:style-name="T112"><text:s/>{</text:span></text:p>
      <text:p text:style-name="P113"><text:span text:style-name="T114"><text:s text:c="5"/></text:span><text:span text:style-name="T115">console</text:span><text:span text:style-name="T116">.</text:span><text:span text:style-name="T117">log</text:span><text:span text:style-name="T118">(</text:span><text:span text:style-name="T119">'Error getting location'</text:span><text:span text:style-name="T120">,<text:s/></text:span><text:span text:style-name="T121">error</text:span><text:span text:style-name="T122">);</text:span></text:p>
      <text:p text:style-name="P123"><text:s text:c="3"/>});</text:p>
      <text:p text:style-name="P124"><text:s text:c="4"/></text:p>
      <text:p text:style-name="P125"><text:span text:style-name="T126"><text:s text:c="4"/></text:span><text:span text:style-name="T127">this</text:span><text:span text:style-name="T128">.</text:span><text:span text:style-name="T129">pharmacies</text:span><text:span text:style-name="T130">.</text:span><text:span text:style-name="T131">subscribe</text:span><text:span text:style-name="T132">(</text:span><text:span text:style-name="T133">pharmacies</text:span><text:span text:style-name="T134"><text:s/></text:span><text:span text:style-name="T135">=&gt;</text:span><text:span text:style-name="T136"><text:s/>{</text:span></text:p>
      <text:p text:style-name="P137"><text:span text:style-name="T138"><text:s text:c="6"/></text:span><text:span text:style-name="T139">pharmacies</text:span><text:span text:style-name="T140">.</text:span><text:span text:style-name="T141">forEach</text:span><text:span text:style-name="T142">(</text:span><text:span text:style-name="T143">pharmacie</text:span><text:span text:style-name="T144"><text:s/></text:span><text:span text:style-name="T145">=&gt;</text:span><text:span text:style-name="T146">{</text:span></text:p>
      <text:p text:style-name="P147"><text:span text:style-name="T148"><text:s text:c="8"/></text:span><text:span text:style-name="T149">a</text:span><text:span text:style-name="T150"><text:s/>=<text:s/></text:span><text:span text:style-name="T151">0.5</text:span><text:span text:style-name="T152"><text:s/>-<text:s/></text:span><text:span text:style-name="T153">c</text:span><text:span text:style-name="T154">((</text:span><text:span text:style-name="T155">this</text:span><text:span text:style-name="T156">.</text:span><text:span text:style-name="T157">latitude</text:span><text:span text:style-name="T158">-</text:span><text:span text:style-name="T159">pharmacie</text:span><text:span text:style-name="T160">.</text:span><text:span text:style-name="T161">localisation_geopoint</text:span><text:span text:style-name="T162">.</text:span><text:span text:style-name="T163">latitude</text:span><text:span text:style-name="T164">) *<text:s/></text:span><text:span text:style-name="T165">p</text:span><text:span text:style-name="T166">) /<text:s/></text:span><text:span text:style-name="T167">2</text:span><text:span text:style-name="T168"><text:s/>+<text:s/></text:span><text:span text:style-name="T169">c</text:span><text:span text:style-name="T170">(</text:span><text:span text:style-name="T171">pharmacie</text:span><text:span text:style-name="T172">.</text:span><text:span text:style-name="T173">localisation_geopoint</text:span><text:span text:style-name="T174">.</text:span><text:span text:style-name="T175">latitude</text:span><text:span text:style-name="T176"><text:s/>*<text:s/></text:span><text:span text:style-name="T177">p</text:span><text:span text:style-name="T178">) *</text:span><text:span text:style-name="T179">c</text:span><text:span text:style-name="T180">((</text:span><text:span text:style-name="T181">this</text:span><text:span text:style-name="T182">.</text:span><text:span text:style-name="T183">latitude</text:span><text:span text:style-name="T184">) *<text:s/></text:span><text:span text:style-name="T185">p</text:span><text:span text:style-name="T186">) * (</text:span><text:span text:style-name="T187">1</text:span><text:span text:style-name="T188"><text:s/>-<text:s/></text:span><text:span text:style-name="T189">c</text:span><text:span text:style-name="T190">(((</text:span><text:span text:style-name="T191">this</text:span><text:span text:style-name="T192">.</text:span><text:span text:style-name="T193">longitude</text:span><text:span text:style-name="T194">-</text:span><text:span text:style-name="T195">pharmacie</text:span><text:span text:style-name="T196">.</text:span><text:span text:style-name="T197">localisation_geopoint</text:span><text:span text:style-name="T198">.</text:span><text:span text:style-name="T199">longitude</text:span><text:span text:style-name="T200">) *<text:s/></text:span><text:span text:style-name="T201">p</text:span><text:span text:style-name="T202">))) /<text:s/></text:span><text:span text:style-name="T203">2</text:span><text:span text:style-name="T204">;</text:span></text:p>
      <text:p text:style-name="P205"><text:span text:style-name="T206"><text:s text:c="8"/></text:span><text:span text:style-name="T207">dis</text:span><text:span text:style-name="T208"><text:s/>= (</text:span><text:span text:style-name="T209">12742</text:span><text:span text:style-name="T210"><text:s/>*<text:s/></text:span><text:span text:style-name="T211">Math</text:span><text:span text:style-name="T212">.</text:span><text:span text:style-name="T213">asin</text:span><text:span text:style-name="T214">(</text:span><text:span text:style-name="T215">Math</text:span><text:span text:style-name="T216">.</text:span><text:span text:style-name="T217">sqrt</text:span><text:span text:style-name="T218">(</text:span><text:span text:style-name="T219">a</text:span><text:span text:style-name="T220">)));<text:s/></text:span><text:span text:style-name="T221">// 2 * R; R = 6371 km</text:span></text:p>
      <text:p text:style-name="P222"><text:span text:style-name="T223"><text:s text:c="8"/></text:span><text:span text:style-name="T224">console</text:span><text:span text:style-name="T225">.</text:span><text:span text:style-name="T226">log</text:span><text:span text:style-name="T227">(</text:span><text:span text:style-name="T228">dis</text:span><text:span text:style-name="T229">)</text:span></text:p>
      <text:p text:style-name="P230"><text:span text:style-name="T231"><text:s text:c="8"/></text:span><text:span text:style-name="T232">if</text:span><text:span text:style-name="T233"><text:s/>(</text:span><text:span text:style-name="T234">minDis</text:span><text:span text:style-name="T235"><text:s/>!=<text:s/></text:span><text:span text:style-name="T236">0</text:span><text:span text:style-name="T237"><text:s/>&amp;&amp;<text:s/></text:span><text:span text:style-name="T238">dis</text:span><text:span text:style-name="T239"><text:s/>&lt;<text:s/></text:span><text:span text:style-name="T240">minDis</text:span><text:span text:style-name="T241">) {</text:span></text:p>
      <text:p text:style-name="P242"><text:span text:style-name="T243"><text:s text:c="10"/></text:span><text:span text:style-name="T244">minDis</text:span><text:span text:style-name="T245"><text:s/>=<text:s/></text:span><text:span text:style-name="T246">dis</text:span><text:span text:style-name="T247">;</text:span></text:p>
      <text:p text:style-name="P248"><text:span text:style-name="T249"><text:s text:c="10"/></text:span><text:span text:style-name="T250">//console.log('test : if : ', minDis);</text:span></text:p>
      <text:p text:style-name="P251"><text:span text:style-name="T252"><text:s text:c="10"/></text:span><text:span text:style-name="T253">pharmacieTemp</text:span><text:span text:style-name="T254"><text:s/>=<text:s/></text:span><text:span text:style-name="T255">this</text:span><text:span text:style-name="T256">.</text:span><text:span text:style-name="T257">pharmaciesProches</text:span><text:span text:style-name="T258">.</text:span><text:span text:style-name="T259">pop</text:span><text:span text:style-name="T260">();</text:span></text:p>
      <text:p text:style-name="P261"><text:span text:style-name="T262"><text:s text:c="10"/></text:span><text:span text:style-name="T263">//console.log('pharmacie temp: dernier de la liste :', pharmacieTemp.nom_pharmacie);</text:span></text:p>
      <text:p text:style-name="P264"><text:span text:style-name="T265"><text:s text:c="10"/></text:span><text:span text:style-name="T266">this</text:span><text:span text:style-name="T267">.</text:span><text:span text:style-name="T268">pharmaciesProches</text:span><text:span text:style-name="T269">.</text:span><text:span text:style-name="T270">push</text:span><text:span text:style-name="T271">(</text:span><text:span text:style-name="T272">pharmacie</text:span><text:span text:style-name="T273">);</text:span></text:p>
      <text:p text:style-name="P274"><text:span text:style-name="T275"><text:s text:c="10"/></text:span><text:span text:style-name="T276">this</text:span><text:span text:style-name="T277">.</text:span><text:span text:style-name="T278">pharmaciesProches</text:span><text:span text:style-name="T279">.</text:span><text:span text:style-name="T280">push</text:span><text:span text:style-name="T281">(</text:span><text:span text:style-name="T282">pharmacieTemp</text:span><text:span text:style-name="T283">);</text:span></text:p>
      <text:p text:style-name="P284"><text:span text:style-name="T285"><text:s text:c="8"/></text:span><text:span text:style-name="T286">}</text:span><text:span text:style-name="T287">else</text:span><text:span text:style-name="T288"><text:s/></text:span><text:span text:style-name="T289">if</text:span><text:span text:style-name="T290">(</text:span><text:span text:style-name="T291">minDis</text:span><text:span text:style-name="T292">==</text:span><text:span text:style-name="T293">0</text:span><text:span text:style-name="T294">){</text:span></text:p>
      <text:p text:style-name="P295"><text:span text:style-name="T296"><text:s text:c="10"/></text:span><text:span text:style-name="T297">minDis</text:span><text:span text:style-name="T298"><text:s/>=<text:s/></text:span><text:span text:style-name="T299">dis</text:span><text:span text:style-name="T300">;</text:span></text:p>
      <text:p text:style-name="P301"><text:span text:style-name="T302"><text:s text:c="10"/></text:span><text:span text:style-name="T303">this</text:span><text:span text:style-name="T304">.</text:span><text:span text:style-name="T305">pharmaciesProches</text:span><text:span text:style-name="T306">.</text:span><text:span text:style-name="T307">push</text:span><text:span text:style-name="T308">(</text:span><text:span text:style-name="T309">pharmacie</text:span><text:span text:style-name="T310">);</text:span></text:p>
      <text:p text:style-name="P311"><text:span text:style-name="T312"><text:s text:c="10"/></text:span><text:span text:style-name="T313">//console.log('test : else : ', minDis);</text:span></text:p>
      <text:p text:style-name="P314"><text:s text:c="8"/>}</text:p>
      <text:p text:style-name="P315"><text:span text:style-name="T316"><text:s text:c="8"/></text:span><text:span text:style-name="T317">else</text:span><text:span text:style-name="T318">{</text:span></text:p>
      <text:p text:style-name="P319"><text:span text:style-name="T320"><text:s text:c="10"/></text:span><text:span text:style-name="T321">this</text:span><text:span text:style-name="T322">.</text:span><text:span text:style-name="T323">pharmaciesProches</text:span><text:span text:style-name="T324">.</text:span><text:span text:style-name="T325">push</text:span><text:span text:style-name="T326">(</text:span><text:span text:style-name="T327">pharmacie</text:span><text:span text:style-name="T328">);</text:span></text:p>
      <text:p text:style-name="P329"><text:s text:c="8"/>}</text:p>
      <text:p text:style-name="P330"><text:s text:c="6"/>})</text:p>
      <text:p text:style-name="P331"><text:span text:style-name="T332"><text:s text:c="6"/></text:span><text:span text:style-name="T333">this</text:span><text:span text:style-name="T334">.</text:span><text:span text:style-name="T335">pharmaciesProches</text:span><text:span text:style-name="T336">.</text:span><text:span text:style-name="T337">forEach</text:span><text:span text:style-name="T338">(</text:span><text:span text:style-name="T339">pharmacies</text:span><text:span text:style-name="T340"><text:s/></text:span><text:span text:style-name="T341">=&gt;</text:span><text:span text:style-name="T342">{</text:span></text:p>
      <text:p text:style-name="P343"><text:span text:style-name="T344"><text:s text:c="7"/></text:span><text:span text:style-name="T345">// console.log('Pharmacie proche ', pharmacies.nom_pharmacie)</text:span></text:p>
      <text:p text:style-name="P346"><text:span text:style-name="T347"><text:s text:c="6"/></text:span><text:span text:style-name="T348">}) <text:s/></text:span></text:p>
      <text:p text:style-name="P349"><text:s text:c="4"/>})</text:p>
      <text:p text:style-name="P350"><text:span text:style-name="T351"><text:s text:c="4"/></text:span><text:span text:style-name="T352">return</text:span><text:span text:style-name="T353"><text:s/></text:span><text:span text:style-name="T354">this</text:span><text:span text:style-name="T355">.</text:span><text:span text:style-name="T356">pharmaciesProches</text:span><text:span text:style-name="T357">;</text:span></text:p>
      <text:p text:style-name="P358"><text:s text:c="2"/>}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imon HB</meta:initial-creator>
    <dc:creator>simon HB</dc:creator>
    <meta:creation-date>2019-07-14T16:38:00Z</meta:creation-date>
    <dc:date>2019-07-14T16:40:00Z</dc:date>
    <meta:template xlink:href="Normal.dotm" xlink:type="simple"/>
    <meta:editing-cycles>1</meta:editing-cycles>
    <meta:editing-duration>PT120S</meta:editing-duration>
    <meta:document-statistic meta:page-count="1" meta:paragraph-count="3" meta:word-count="260" meta:character-count="1690" meta:row-count="11" meta:non-whitespace-character-count="1433"/>
  </office:meta>
</office:document-meta>
</file>